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528" calcext:value-type="float">
            <text:p>137.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4-12-3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9568" calcext:value-type="float">
            <text:p>128.3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4-01-0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9296" calcext:value-type="float">
            <text:p>128.4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3-01-05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644" calcext:value-type="float">
            <text:p>131.5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2-01-1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2312" calcext:value-type="float">
            <text:p>130.5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1-01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87016" calcext:value-type="float">
            <text:p>129.2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20-01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83768" calcext:value-type="float">
            <text:p>127.6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9-01-24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2664" calcext:value-type="float">
            <text:p>127.2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8-01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78512" calcext:value-type="float">
            <text:p>126.7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7-01-04 16:32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2504" calcext:value-type="float">
            <text:p>125.9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6-01-05 20:00:1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5-01-05 20:23:5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9608" calcext:value-type="float">
            <text:p>124.8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3-01-08 15:58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53472" calcext:value-type="float">
            <text:p>124.5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2-01-04 15:55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9864" calcext:value-type="float">
            <text:p>123.8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1-01-05 15:43:5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1" calcext:value-type="float">
            <text:p>122.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10-01-04 16:56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42048" calcext:value-type="float">
            <text:p>121.5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9-01-08 19:18:3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8-01-15 20:22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96712" calcext:value-type="float">
            <text:p>119.9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6-01-06 16:54:5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8784" calcext:value-type="float">
            <text:p>119.0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5-01-07 18:39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5192" calcext:value-type="float">
            <text:p>119.2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4-01-04 20:48:5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3-01-09 16:00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9392" calcext:value-type="float">
            <text:p>118.5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3-01-09 15:20:5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85488" calcext:value-type="float">
            <text:p>118.5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2-01-06 18:57:3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12008" calcext:value-type="float">
            <text:p>117.4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1-01-05 20:09:2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0864" calcext:value-type="float">
            <text:p>116.6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0-01-08 23:14:0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9164" calcext:value-type="float">
            <text:p>115.9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2000-01-06 15:22:0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83664" calcext:value-type="float">
            <text:p>116.1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9-01-05 16:02:1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6736" calcext:value-type="float">
            <text:p>115.6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8-01-06 21:59:19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7-01-07 18:11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88208" calcext:value-type="float">
            <text:p>117.4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5296" calcext:value-type="float">
            <text:p>115.5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8704" calcext:value-type="float">
            <text:p>114.5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607100565301</text:p>
          </table:table-cell>
          <table:table-cell office:value-type="string" calcext:value-type="string">
            <text:p>28S 33W 20ACD 01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